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jooscript">[#if showname='Yes']</text:text-input></text:p>
      <text:p text:style-name="Standard">Hello <text:span text:style-name="T1">${name}</text:span>!</text:p>
      <text:p text:style-name="Standard"><text:text-input text:description="jooscript">[#else]</text:text-input></text:p>
      <text:p text:style-name="Standard">Hello !</text:p>
      <text:p text:style-name="Standard"><text:text-input text:description="jooscript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15:32</dc:date>
    <dc:language>en-US</dc:language>
    <meta:editing-cycles>10</meta:editing-cycles>
    <meta:editing-duration>PT00H21M48S</meta:editing-duration>
    <meta:document-statistic meta:table-count="0" meta:image-count="0" meta:object-count="0" meta:page-count="1" meta:paragraph-count="5" meta:word-count="8" meta:character-count="54"/>
    <meta:user-defined meta:name="Info 1"/>
    <meta:user-defined meta:name="Info 2"/>
    <meta:user-defined meta:name="Info 3"/>
    <meta:user-defined meta:name="Info 4"/>
  </office:meta>
</office:document-meta>
</file>